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9100000018DE0762E916B1A31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color="#ce181e"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text-properties fo:color="#ce181e" style:text-underline-style="solid" style:text-underline-width="auto" style:text-underline-color="font-color" fo:font-weight="bold" officeooo:rsid="0008f64c" officeooo:paragraph-rsid="0008f64c" style:font-weight-asian="bold" style:font-weight-complex="bold"/>
    </style:style>
    <style:style style:name="P3" style:family="paragraph" style:parent-style-name="Standard">
      <style:text-properties fo:color="#000000" style:text-underline-style="none" fo:font-weight="normal" officeooo:rsid="000aa107" officeooo:paragraph-rsid="000aa107" style:font-weight-asian="normal" style:font-weight-complex="normal"/>
    </style:style>
    <style:style style:name="P4" style:family="paragraph" style:parent-style-name="Standard">
      <style:text-properties fo:color="#000000" style:text-underline-style="none" fo:font-weight="normal" officeooo:rsid="000ad960" officeooo:paragraph-rsid="000ad960" style:font-weight-asian="normal" style:font-weight-complex="normal"/>
    </style:style>
    <style:style style:name="P5" style:family="paragraph" style:parent-style-name="Standard">
      <style:text-properties fo:color="#000000" style:text-underline-style="none" fo:font-weight="normal" officeooo:rsid="000aee38" officeooo:paragraph-rsid="000aee38" style:font-weight-asian="normal" style:font-weight-complex="normal"/>
    </style:style>
    <style:style style:name="P6" style:family="paragraph" style:parent-style-name="Standard">
      <style:text-properties fo:color="#000000" style:text-underline-style="none" fo:font-weight="normal" officeooo:rsid="000c009e" officeooo:paragraph-rsid="000c009e" style:font-weight-asian="normal" style:font-weight-complex="normal"/>
    </style:style>
    <style:style style:name="T1" style:family="text">
      <style:text-properties officeooo:rsid="00071412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00aee38" style:font-style-asian="normal" style:font-style-complex="normal"/>
    </style:style>
    <style:style style:name="T5" style:family="text">
      <style:text-properties fo:color="#390a5d" fo:font-style="normal" fo:font-weight="bold" style:font-style-asian="normal" style:font-weight-asian="bold" style:font-style-complex="normal" style:font-weight-complex="bold"/>
    </style:style>
    <style:style style:name="T6" style:family="text">
      <style:text-properties fo:color="#006c3b" fo:font-style="normal" fo:font-weight="bold" style:font-style-asian="normal" style:font-weight-asian="bold" style:font-style-complex="normal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T</text:span>o find a file</text:p>
      <text:p text:style-name="Standard"/>
      <text:p text:style-name="Standard">. find &lt;directry that we should find the path&gt; -name &lt;file name&gt;</text:p>
      <text:p text:style-name="Standard"/>
      <text:p text:style-name="Standard">. find /home -name *.jpg</text:p>
      <text:p text:style-name="Standard"/>
      <text:p text:style-name="P1">copy a file from one place to another</text:p>
      <text:p text:style-name="Standard"/>
      <text:p text:style-name="Standard">cp -f [source] [destination]</text:p>
      <text:p text:style-name="Standard"/>
      <text:p text:style-name="Standard">cp -f <text:s/>/home/prasadi/Desktop/Importance/Assignments/assessmnet/apiAssessment/API_Assessment.pdf API_Assessment.pdf</text:p>
      <text:p text:style-name="Standard"/>
      <text:p text:style-name="P1">To get the row count of a particular csv file</text:p>
      <text:p text:style-name="Standard"/>
      <text:p text:style-name="Standard">cat Test1.csv | wc -l</text:p>
      <text:p text:style-name="Standard"/>
      <text:p text:style-name="P1">To search a particular word or a phase In a file</text:p>
      <text:p text:style-name="Standard"/>
      <text:p text:style-name="Standard">1) cat &lt;fileName&gt;</text:p>
      <text:p text:style-name="Standard"/>
      <text:p text:style-name="Standard">2) /&lt;particular word or phase&gt;</text:p>
      <text:p text:style-name="Standard"/>
      <text:p text:style-name="P1">To print the 3rd line of a file:</text:p>
      <text:p text:style-name="Standard"/>
      <text:p text:style-name="Standard">sed -n '3 p' &lt; filename</text:p>
      <text:p text:style-name="Standard"/>
      <text:p text:style-name="P2">df -h</text:p>
      <text:p text:style-name="P2"/>
      <text:p text:style-name="P3">By this we can see all the file systems in directory structures </text:p>
      <text:p text:style-name="P3"/>
      <text:p text:style-name="P6">we can see mounted locations by this command </text:p>
      <text:p text:style-name="P6"/>
      <text:p text:style-name="P6">we can search for disk space by this. Space availability / utilization of the hard disk etc. </text:p>
      <text:p text:style-name="P3"/>
      <text:p text:style-name="P4">root eka mount wela thiyenne <text:s/><text:span text:style-name="T5">/dev/xvda1 </text:span><text:span text:style-name="T3">kiyana location ekata. Normally </text:span><text:span text:style-name="T6">xvd</text:span><text:span text:style-name="T3"> walin start karanne hard disk walata. So root kiyana eka mount wela thiyenne hard disk ekakata. </text:span></text:p>
      <text:p text:style-name="P4"><text:span text:style-name="T3"/></text:p>
      <text:p text:style-name="P4"><text:span text:style-name="T3">Temperory ewa mount wenawa temporary location walata such as </text:span><text:span text:style-name="T6">tempfs </text:span><text:span text:style-name="T4">(eg: cash)</text:span></text:p>
      <text:p text:style-name="P4"><text:span text:style-name="T4"/></text:p>
      <text:p text:style-name="P4"><draw:frame draw:style-name="fr1" draw:name="Image1" text:anchor-type="paragraph" svg:width="7.8744in" svg:height="0.2874in" draw:z-index="0"><draw:image xlink:href="Pictures/100000000000029100000018DE0762E916B1A312.png" xlink:type="simple" xlink:show="embed" xlink:actuate="onLoad" loext:mime-type="image/x-vclgraphic"/></draw:frame><text:span text:style-name="T4"/></text:p>
      <text:p text:style-name="P5"><text:span text:style-name="T3">meka FTP ekakata mount wela thiyena path ekk. So </text:span><text:span text:style-name="T2">opt</text:span><text:span text:style-name="T3">xplan-exports kiyana path eka mount wela thiyenne hard disk ekakata newe. <text:s/>Oya me path ekakta gihin mokk karath eka wenne meka mount wela thiyena ftp location eke. Not in the hard disk. (eg: If you are creating a file here that is creating <text:s/>in the ftp location, <text:s/>not in the hard disk)</text:span></text:p>
      <text:p text:style-name="P5"><text:span text:style-name="T3"/></text:p>
      <text:p text:style-name="P6"><text:span text:style-name="T3">In linux we can mount a file system in to a hard disk/ pen drive/ CD/ FTP location / network share(wena machine ekaka hard disk ekakata network eka through mount ekk gahanawa mage machine eke thiyena space ekk widiyata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02T19:56:03.851504214</meta:creation-date>
    <meta:generator>LibreOffice/6.0.7.3$Linux_X86_64 LibreOffice_project/00m0$Build-3</meta:generator>
    <dc:date>2021-09-09T23:56:27.652296074</dc:date>
    <meta:editing-duration>PT32M19S</meta:editing-duration>
    <meta:editing-cycles>3</meta:editing-cycles>
    <meta:document-statistic meta:table-count="0" meta:image-count="1" meta:object-count="0" meta:page-count="1" meta:paragraph-count="21" meta:word-count="263" meta:character-count="1510" meta:non-whitespace-character-count="1259"/>
  </office:meta>
</office:document-meta>
</file>